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1.8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emperatura [C]</text:p>
          </table:table-cell>
          <table:table-cell office:value-type="string" calcext:value-type="string">
            <text:p>Temperatura [K]</text:p>
          </table:table-cell>
          <table:table-cell office:value-type="string" calcext:value-type="string">
            <text:p>R Termistor [ohms]</text:p>
          </table:table-cell>
          <table:table-cell office:value-type="string" calcext:value-type="string">
            <text:p>Vo [V]</text:p>
          </table:table-cell>
          <table:table-cell office:value-type="string" calcext:value-type="string">
            <text:p>Cuentas []</text:p>
          </table:table-cell>
          <table:table-cell/>
          <table:table-cell office:value-type="string" calcext:value-type="string">
            <text:p>Constante termistor (B):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/>
          <table:table-cell office:value-type="float" office:value="-70" calcext:value-type="float">
            <text:p>-70</text:p>
          </table:table-cell>
          <table:table-cell table:formula="of:=[.B3]+273.15" office:value-type="float" office:value="203.15" calcext:value-type="float">
            <text:p>203.15</text:p>
          </table:table-cell>
          <table:table-cell table:formula="of:=10000*(EXP([.$I$2]*(1/[.C3] - 1/[.$C$22])))" office:value-type="float" office:value="4534899.54665459" calcext:value-type="float">
            <text:p>4534899.54665459</text:p>
          </table:table-cell>
          <table:table-cell table:formula="of:=[.$I$3] * ([.D3]/([.D3]+[.$I$4]))" office:value-type="float" office:value="3.29273911344767" calcext:value-type="float">
            <text:p>3.29273911344767</text:p>
          </table:table-cell>
          <table:table-cell table:formula="of:=FLOOR([.E3]/([.$I$3] / (POWER(2;[.$I$5]) - 1)))" office:value-type="float" office:value="4085" calcext:value-type="float">
            <text:p>4085</text:p>
          </table:table-cell>
          <table:table-cell/>
          <table:table-cell office:value-type="string" calcext:value-type="string">
            <text:p>Tension de referencia [V]: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table:formula="of:=[.B4]+273.15" office:value-type="float" office:value="208.15" calcext:value-type="float">
            <text:p>208.15</text:p>
          </table:table-cell>
          <table:table-cell table:formula="of:=10000*(EXP([.$I$2]*(1/[.C4] - 1/[.$C$22])))" office:value-type="float" office:value="2859520.14216304" calcext:value-type="float">
            <text:p>2859520.14216304</text:p>
          </table:table-cell>
          <table:table-cell table:formula="of:=[.$I$3] * ([.D4]/([.D4]+[.$I$4]))" office:value-type="float" office:value="3.28849981935477" calcext:value-type="float">
            <text:p>3.28849981935477</text:p>
          </table:table-cell>
          <table:table-cell table:formula="of:=FLOOR([.E4]/([.$I$3] / (POWER(2;[.$I$5]) - 1)))" office:value-type="float" office:value="4080" calcext:value-type="float">
            <text:p>4080</text:p>
          </table:table-cell>
          <table:table-cell/>
          <table:table-cell office:value-type="string" calcext:value-type="string">
            <text:p>Resistencia a Vdd [ohms]:</text:p>
          </table:table-cell>
          <table:table-cell table:style-name="ce1" office:value-type="float" office:value="10000" calcext:value-type="float">
            <text:p>1.00E+04</text:p>
          </table:table-cell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table:formula="of:=[.B5]+273.15" office:value-type="float" office:value="213.15" calcext:value-type="float">
            <text:p>213.15</text:p>
          </table:table-cell>
          <table:table-cell table:formula="of:=10000*(EXP([.$I$2]*(1/[.C5] - 1/[.$C$22])))" office:value-type="float" office:value="1842530.09872717" calcext:value-type="float">
            <text:p>1842530.09872717</text:p>
          </table:table-cell>
          <table:table-cell table:formula="of:=[.$I$3] * ([.D5]/([.D5]+[.$I$4]))" office:value-type="float" office:value="3.28218652424451" calcext:value-type="float">
            <text:p>3.28218652424451</text:p>
          </table:table-cell>
          <table:table-cell table:formula="of:=FLOOR([.E5]/([.$I$3] / (POWER(2;[.$I$5]) - 1)))" office:value-type="float" office:value="4072" calcext:value-type="float">
            <text:p>4072</text:p>
          </table:table-cell>
          <table:table-cell/>
          <table:table-cell office:value-type="string" calcext:value-type="string">
            <text:p>Cantidad de bits: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table:formula="of:=[.B6]+273.15" office:value-type="float" office:value="218.15" calcext:value-type="float">
            <text:p>218.15</text:p>
          </table:table-cell>
          <table:table-cell table:formula="of:=10000*(EXP([.$I$2]*(1/[.C6] - 1/[.$C$22])))" office:value-type="float" office:value="1211395.34125044" calcext:value-type="float">
            <text:p>1211395.34125044</text:p>
          </table:table-cell>
          <table:table-cell table:formula="of:=[.$I$3] * ([.D6]/([.D6]+[.$I$4]))" office:value-type="float" office:value="3.27298172108122" calcext:value-type="float">
            <text:p>3.27298172108122</text:p>
          </table:table-cell>
          <table:table-cell table:formula="of:=FLOOR([.E6]/([.$I$3] / (POWER(2;[.$I$5]) - 1)))" office:value-type="float" office:value="4061" calcext:value-type="float">
            <text:p>40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table:formula="of:=[.B7]+273.15" office:value-type="float" office:value="223.15" calcext:value-type="float">
            <text:p>223.15</text:p>
          </table:table-cell>
          <table:table-cell table:formula="of:=10000*(EXP([.$I$2]*(1/[.C7] - 1/[.$C$22])))" office:value-type="float" office:value="811556.804066934" calcext:value-type="float">
            <text:p>811556.804066934</text:p>
          </table:table-cell>
          <table:table-cell table:formula="of:=[.$I$3] * ([.D7]/([.D7]+[.$I$4]))" office:value-type="float" office:value="3.25983235749903" calcext:value-type="float">
            <text:p>3.25983235749903</text:p>
          </table:table-cell>
          <table:table-cell table:formula="of:=FLOOR([.E7]/([.$I$3] / (POWER(2;[.$I$5]) - 1)))" office:value-type="float" office:value="4045" calcext:value-type="float">
            <text:p>40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table:formula="of:=[.B8]+273.15" office:value-type="float" office:value="228.15" calcext:value-type="float">
            <text:p>228.15</text:p>
          </table:table-cell>
          <table:table-cell table:formula="of:=10000*(EXP([.$I$2]*(1/[.C8] - 1/[.$C$22])))" office:value-type="float" office:value="553320.882961348" calcext:value-type="float">
            <text:p>553320.882961348</text:p>
          </table:table-cell>
          <table:table-cell table:formula="of:=[.$I$3] * ([.D8]/([.D8]+[.$I$4]))" office:value-type="float" office:value="3.24141882362585" calcext:value-type="float">
            <text:p>3.24141882362585</text:p>
          </table:table-cell>
          <table:table-cell table:formula="of:=FLOOR([.E8]/([.$I$3] / (POWER(2;[.$I$5]) - 1)))" office:value-type="float" office:value="4022" calcext:value-type="float">
            <text:p>40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table:formula="of:=[.B9]+273.15" office:value-type="float" office:value="233.15" calcext:value-type="float">
            <text:p>233.15</text:p>
          </table:table-cell>
          <table:table-cell table:formula="of:=10000*(EXP([.$I$2]*(1/[.C9] - 1/[.$C$22])))" office:value-type="float" office:value="383503.862212093" calcext:value-type="float">
            <text:p>383503.862212093</text:p>
          </table:table-cell>
          <table:table-cell table:formula="of:=[.$I$3] * ([.D9]/([.D9]+[.$I$4]))" office:value-type="float" office:value="3.21613805309435" calcext:value-type="float">
            <text:p>3.21613805309435</text:p>
          </table:table-cell>
          <table:table-cell table:formula="of:=FLOOR([.E9]/([.$I$3] / (POWER(2;[.$I$5]) - 1)))" office:value-type="float" office:value="3990" calcext:value-type="float">
            <text:p>39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table:formula="of:=[.B10]+273.15" office:value-type="float" office:value="238.15" calcext:value-type="float">
            <text:p>238.15</text:p>
          </table:table-cell>
          <table:table-cell table:formula="of:=10000*(EXP([.$I$2]*(1/[.C10] - 1/[.$C$22])))" office:value-type="float" office:value="269927.786020844" calcext:value-type="float">
            <text:p>269927.786020844</text:p>
          </table:table-cell>
          <table:table-cell table:formula="of:=[.$I$3] * ([.D10]/([.D10]+[.$I$4]))" office:value-type="float" office:value="3.18211245311124" calcext:value-type="float">
            <text:p>3.18211245311124</text:p>
          </table:table-cell>
          <table:table-cell table:formula="of:=FLOOR([.E10]/([.$I$3] / (POWER(2;[.$I$5]) - 1)))" office:value-type="float" office:value="3948" calcext:value-type="float">
            <text:p>39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formula="of:=[.B11]+273.15" office:value-type="float" office:value="243.15" calcext:value-type="float">
            <text:p>243.15</text:p>
          </table:table-cell>
          <table:table-cell table:formula="of:=10000*(EXP([.$I$2]*(1/[.C11] - 1/[.$C$22])))" office:value-type="float" office:value="192751.693634946" calcext:value-type="float">
            <text:p>192751.693634946</text:p>
          </table:table-cell>
          <table:table-cell table:formula="of:=[.$I$3] * ([.D11]/([.D11]+[.$I$4]))" office:value-type="float" office:value="3.13723933739653" calcext:value-type="float">
            <text:p>3.13723933739653</text:p>
          </table:table-cell>
          <table:table-cell table:formula="of:=FLOOR([.E11]/([.$I$3] / (POWER(2;[.$I$5]) - 1)))" office:value-type="float" office:value="3893" calcext:value-type="float">
            <text:p>38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formula="of:=[.B12]+273.15" office:value-type="float" office:value="248.15" calcext:value-type="float">
            <text:p>248.15</text:p>
          </table:table-cell>
          <table:table-cell table:formula="of:=10000*(EXP([.$I$2]*(1/[.C12] - 1/[.$C$22])))" office:value-type="float" office:value="139521.906163376" calcext:value-type="float">
            <text:p>139521.906163376</text:p>
          </table:table-cell>
          <table:table-cell table:formula="of:=[.$I$3] * ([.D12]/([.D12]+[.$I$4]))" office:value-type="float" office:value="3.07929655361708" calcext:value-type="float">
            <text:p>3.07929655361708</text:p>
          </table:table-cell>
          <table:table-cell table:formula="of:=FLOOR([.E12]/([.$I$3] / (POWER(2;[.$I$5]) - 1)))" office:value-type="float" office:value="3821" calcext:value-type="float">
            <text:p>38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formula="of:=[.B13]+273.15" office:value-type="float" office:value="253.15" calcext:value-type="float">
            <text:p>253.15</text:p>
          </table:table-cell>
          <table:table-cell table:formula="of:=10000*(EXP([.$I$2]*(1/[.C13] - 1/[.$C$22])))" office:value-type="float" office:value="102289.480338126" calcext:value-type="float">
            <text:p>102289.480338126</text:p>
          </table:table-cell>
          <table:table-cell table:formula="of:=[.$I$3] * ([.D13]/([.D13]+[.$I$4]))" office:value-type="float" office:value="3.00611672704664" calcext:value-type="float">
            <text:p>3.00611672704664</text:p>
          </table:table-cell>
          <table:table-cell table:formula="of:=FLOOR([.E13]/([.$I$3] / (POWER(2;[.$I$5]) - 1)))" office:value-type="float" office:value="3730" calcext:value-type="float">
            <text:p>37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formula="of:=[.B14]+273.15" office:value-type="float" office:value="258.15" calcext:value-type="float">
            <text:p>258.15</text:p>
          </table:table-cell>
          <table:table-cell table:formula="of:=10000*(EXP([.$I$2]*(1/[.C14] - 1/[.$C$22])))" office:value-type="float" office:value="75899.9966153882" calcext:value-type="float">
            <text:p>75899.9966153882</text:p>
          </table:table-cell>
          <table:table-cell table:formula="of:=[.$I$3] * ([.D14]/([.D14]+[.$I$4]))" office:value-type="float" office:value="2.91583234807615" calcext:value-type="float">
            <text:p>2.91583234807615</text:p>
          </table:table-cell>
          <table:table-cell table:formula="of:=FLOOR([.E14]/([.$I$3] / (POWER(2;[.$I$5]) - 1)))" office:value-type="float" office:value="3618" calcext:value-type="float">
            <text:p>36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formula="of:=[.B15]+273.15" office:value-type="float" office:value="263.15" calcext:value-type="float">
            <text:p>263.15</text:p>
          </table:table-cell>
          <table:table-cell table:formula="of:=10000*(EXP([.$I$2]*(1/[.C15] - 1/[.$C$22])))" office:value-type="float" office:value="56960.9309604043" calcext:value-type="float">
            <text:p>56960.9309604043</text:p>
          </table:table-cell>
          <table:table-cell table:formula="of:=[.$I$3] * ([.D15]/([.D15]+[.$I$4]))" office:value-type="float" office:value="2.80717531063728" calcext:value-type="float">
            <text:p>2.80717531063728</text:p>
          </table:table-cell>
          <table:table-cell table:formula="of:=FLOOR([.E15]/([.$I$3] / (POWER(2;[.$I$5]) - 1)))" office:value-type="float" office:value="3483" calcext:value-type="float">
            <text:p>34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[.B16]+273.15" office:value-type="float" office:value="268.15" calcext:value-type="float">
            <text:p>268.15</text:p>
          </table:table-cell>
          <table:table-cell table:formula="of:=10000*(EXP([.$I$2]*(1/[.C16] - 1/[.$C$22])))" office:value-type="float" office:value="43207.7315412402" calcext:value-type="float">
            <text:p>43207.7315412402</text:p>
          </table:table-cell>
          <table:table-cell table:formula="of:=[.$I$3] * ([.D16]/([.D16]+[.$I$4]))" office:value-type="float" office:value="2.67978938315718" calcext:value-type="float">
            <text:p>2.67978938315718</text:p>
          </table:table-cell>
          <table:table-cell table:formula="of:=FLOOR([.E16]/([.$I$3] / (POWER(2;[.$I$5]) - 1)))" office:value-type="float" office:value="3325" calcext:value-type="float">
            <text:p>33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7]+273.15" office:value-type="float" office:value="273.15" calcext:value-type="float">
            <text:p>273.15</text:p>
          </table:table-cell>
          <table:table-cell table:formula="of:=10000*(EXP([.$I$2]*(1/[.C17] - 1/[.$C$22])))" office:value-type="float" office:value="33108.5083871037" calcext:value-type="float">
            <text:p>33108.5083871037</text:p>
          </table:table-cell>
          <table:table-cell table:formula="of:=[.$I$3] * ([.D17]/([.D17]+[.$I$4]))" office:value-type="float" office:value="2.5344898667412" calcext:value-type="float">
            <text:p>2.5344898667412</text:p>
          </table:table-cell>
          <table:table-cell table:formula="of:=FLOOR([.E17]/([.$I$3] / (POWER(2;[.$I$5]) - 1)))" office:value-type="float" office:value="3145" calcext:value-type="float">
            <text:p>31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18]+273.15" office:value-type="float" office:value="278.15" calcext:value-type="float">
            <text:p>278.15</text:p>
          </table:table-cell>
          <table:table-cell table:formula="of:=10000*(EXP([.$I$2]*(1/[.C18] - 1/[.$C$22])))" office:value-type="float" office:value="25613.833438427" calcext:value-type="float">
            <text:p>25613.833438427</text:p>
          </table:table-cell>
          <table:table-cell table:formula="of:=[.$I$3] * ([.D18]/([.D18]+[.$I$4]))" office:value-type="float" office:value="2.37339376826553" calcext:value-type="float">
            <text:p>2.37339376826553</text:p>
          </table:table-cell>
          <table:table-cell table:formula="of:=FLOOR([.E18]/([.$I$3] / (POWER(2;[.$I$5]) - 1)))" office:value-type="float" office:value="2945" calcext:value-type="float">
            <text:p>29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9]+273.15" office:value-type="float" office:value="283.15" calcext:value-type="float">
            <text:p>283.15</text:p>
          </table:table-cell>
          <table:table-cell table:formula="of:=10000*(EXP([.$I$2]*(1/[.C19] - 1/[.$C$22])))" office:value-type="float" office:value="19996.1393275159" calcext:value-type="float">
            <text:p>19996.1393275159</text:p>
          </table:table-cell>
          <table:table-cell table:formula="of:=[.$I$3] * ([.D19]/([.D19]+[.$I$4]))" office:value-type="float" office:value="2.1998584237896" calcext:value-type="float">
            <text:p>2.1998584237896</text:p>
          </table:table-cell>
          <table:table-cell table:formula="of:=FLOOR([.E19]/([.$I$3] / (POWER(2;[.$I$5]) - 1)))" office:value-type="float" office:value="2729" calcext:value-type="float">
            <text:p>27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0]+273.15" office:value-type="float" office:value="288.15" calcext:value-type="float">
            <text:p>288.15</text:p>
          </table:table-cell>
          <table:table-cell table:formula="of:=10000*(EXP([.$I$2]*(1/[.C20] - 1/[.$C$22])))" office:value-type="float" office:value="15745.2445211931" calcext:value-type="float">
            <text:p>15745.2445211931</text:p>
          </table:table-cell>
          <table:table-cell table:formula="of:=[.$I$3] * ([.D20]/([.D20]+[.$I$4]))" office:value-type="float" office:value="2.01820988249558" calcext:value-type="float">
            <text:p>2.01820988249558</text:p>
          </table:table-cell>
          <table:table-cell table:formula="of:=FLOOR([.E20]/([.$I$3] / (POWER(2;[.$I$5]) - 1)))" office:value-type="float" office:value="2504" calcext:value-type="float">
            <text:p>2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1]+273.15" office:value-type="float" office:value="293.15" calcext:value-type="float">
            <text:p>293.15</text:p>
          </table:table-cell>
          <table:table-cell table:formula="of:=10000*(EXP([.$I$2]*(1/[.C21] - 1/[.$C$22])))" office:value-type="float" office:value="12499.521943668" calcext:value-type="float">
            <text:p>12499.521943668</text:p>
          </table:table-cell>
          <table:table-cell table:formula="of:=[.$I$3] * ([.D21]/([.D21]+[.$I$4]))" office:value-type="float" office:value="1.83330217048069" calcext:value-type="float">
            <text:p>1.83330217048069</text:p>
          </table:table-cell>
          <table:table-cell table:formula="of:=FLOOR([.E21]/([.$I$3] / (POWER(2;[.$I$5]) - 1)))" office:value-type="float" office:value="2274" calcext:value-type="float">
            <text:p>22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2]+273.15" office:value-type="float" office:value="298.15" calcext:value-type="float">
            <text:p>298.15</text:p>
          </table:table-cell>
          <table:table-cell table:formula="of:=10000*(EXP([.$I$2]*(1/[.C22] - 1/[.$C$22])))" office:value-type="float" office:value="10000" calcext:value-type="float">
            <text:p>10000</text:p>
          </table:table-cell>
          <table:table-cell table:formula="of:=[.$I$3] * ([.D22]/([.D22]+[.$I$4]))" office:value-type="float" office:value="1.65" calcext:value-type="float">
            <text:p>1.65</text:p>
          </table:table-cell>
          <table:table-cell table:formula="of:=FLOOR([.E22]/([.$I$3] / (POWER(2;[.$I$5]) - 1)))" office:value-type="float" office:value="2047" calcext:value-type="float">
            <text:p>20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23]+273.15" office:value-type="float" office:value="303.15" calcext:value-type="float">
            <text:p>303.15</text:p>
          </table:table-cell>
          <table:table-cell table:formula="of:=10000*(EXP([.$I$2]*(1/[.C23] - 1/[.$C$22])))" office:value-type="float" office:value="8059.40195785894" calcext:value-type="float">
            <text:p>8059.40195785894</text:p>
          </table:table-cell>
          <table:table-cell table:formula="of:=[.$I$3] * ([.D23]/([.D23]+[.$I$4]))" office:value-type="float" office:value="1.47269696543637" calcext:value-type="float">
            <text:p>1.47269696543637</text:p>
          </table:table-cell>
          <table:table-cell table:formula="of:=FLOOR([.E23]/([.$I$3] / (POWER(2;[.$I$5]) - 1)))" office:value-type="float" office:value="1827" calcext:value-type="float">
            <text:p>18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24]+273.15" office:value-type="float" office:value="308.15" calcext:value-type="float">
            <text:p>308.15</text:p>
          </table:table-cell>
          <table:table-cell table:formula="of:=10000*(EXP([.$I$2]*(1/[.C24] - 1/[.$C$22])))" office:value-type="float" office:value="6541.03192031013" calcext:value-type="float">
            <text:p>6541.03192031013</text:p>
          </table:table-cell>
          <table:table-cell table:formula="of:=[.$I$3] * ([.D24]/([.D24]+[.$I$4]))" office:value-type="float" office:value="1.30496122859901" calcext:value-type="float">
            <text:p>1.30496122859901</text:p>
          </table:table-cell>
          <table:table-cell table:formula="of:=FLOOR([.E24]/([.$I$3] / (POWER(2;[.$I$5]) - 1)))" office:value-type="float" office:value="1619" calcext:value-type="float">
            <text:p>16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25]+273.15" office:value-type="float" office:value="313.15" calcext:value-type="float">
            <text:p>313.15</text:p>
          </table:table-cell>
          <table:table-cell table:formula="of:=10000*(EXP([.$I$2]*(1/[.C25] - 1/[.$C$22])))" office:value-type="float" office:value="5344.22468200382" calcext:value-type="float">
            <text:p>5344.22468200382</text:p>
          </table:table-cell>
          <table:table-cell table:formula="of:=[.$I$3] * ([.D25]/([.D25]+[.$I$4]))" office:value-type="float" office:value="1.14935370252344" calcext:value-type="float">
            <text:p>1.14935370252344</text:p>
          </table:table-cell>
          <table:table-cell table:formula="of:=FLOOR([.E25]/([.$I$3] / (POWER(2;[.$I$5]) - 1)))" office:value-type="float" office:value="1426" calcext:value-type="float">
            <text:p>14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26]+273.15" office:value-type="float" office:value="318.15" calcext:value-type="float">
            <text:p>318.15</text:p>
          </table:table-cell>
          <table:table-cell table:formula="of:=10000*(EXP([.$I$2]*(1/[.C26] - 1/[.$C$22])))" office:value-type="float" office:value="4394.21846539922" calcext:value-type="float">
            <text:p>4394.21846539922</text:p>
          </table:table-cell>
          <table:table-cell table:formula="of:=[.$I$3] * ([.D26]/([.D26]+[.$I$4]))" office:value-type="float" office:value="1.00741287001269" calcext:value-type="float">
            <text:p>1.00741287001269</text:p>
          </table:table-cell>
          <table:table-cell table:formula="of:=FLOOR([.E26]/([.$I$3] / (POWER(2;[.$I$5]) - 1)))" office:value-type="float" office:value="1250" calcext:value-type="float">
            <text:p>12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27]+273.15" office:value-type="float" office:value="323.15" calcext:value-type="float">
            <text:p>323.15</text:p>
          </table:table-cell>
          <table:table-cell table:formula="of:=10000*(EXP([.$I$2]*(1/[.C27] - 1/[.$C$22])))" office:value-type="float" office:value="3635.03865285641" calcext:value-type="float">
            <text:p>3635.03865285641</text:p>
          </table:table-cell>
          <table:table-cell table:formula="of:=[.$I$3] * ([.D27]/([.D27]+[.$I$4]))" office:value-type="float" office:value="0.879764836743838" calcext:value-type="float">
            <text:p>0.879764836743838</text:p>
          </table:table-cell>
          <table:table-cell table:formula="of:=FLOOR([.E27]/([.$I$3] / (POWER(2;[.$I$5]) - 1)))" office:value-type="float" office:value="1091" calcext:value-type="float">
            <text:p>10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B28]+273.15" office:value-type="float" office:value="328.15" calcext:value-type="float">
            <text:p>328.15</text:p>
          </table:table-cell>
          <table:table-cell table:formula="of:=10000*(EXP([.$I$2]*(1/[.C28] - 1/[.$C$22])))" office:value-type="float" office:value="3024.4515649842" calcext:value-type="float">
            <text:p>3024.4515649842</text:p>
          </table:table-cell>
          <table:table-cell table:formula="of:=[.$I$3] * ([.D28]/([.D28]+[.$I$4]))" office:value-type="float" office:value="0.766304063910115" calcext:value-type="float">
            <text:p>0.766304063910115</text:p>
          </table:table-cell>
          <table:table-cell table:formula="of:=FLOOR([.E28]/([.$I$3] / (POWER(2;[.$I$5]) - 1)))"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B29]+273.15" office:value-type="float" office:value="333.15" calcext:value-type="float">
            <text:p>333.15</text:p>
          </table:table-cell>
          <table:table-cell table:formula="of:=10000*(EXP([.$I$2]*(1/[.C29] - 1/[.$C$22])))" office:value-type="float" office:value="2530.35482246036" calcext:value-type="float">
            <text:p>2530.35482246036</text:p>
          </table:table-cell>
          <table:table-cell table:formula="of:=[.$I$3] * ([.D29]/([.D29]+[.$I$4]))" office:value-type="float" office:value="0.666395407985711" calcext:value-type="float">
            <text:p>0.666395407985711</text:p>
          </table:table-cell>
          <table:table-cell table:formula="of:=FLOOR([.E29]/([.$I$3] / (POWER(2;[.$I$5]) - 1)))"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B30]+273.15" office:value-type="float" office:value="338.15" calcext:value-type="float">
            <text:p>338.15</text:p>
          </table:table-cell>
          <table:table-cell table:formula="of:=10000*(EXP([.$I$2]*(1/[.C30] - 1/[.$C$22])))" office:value-type="float" office:value="2128.17368838775" calcext:value-type="float">
            <text:p>2128.17368838775</text:p>
          </table:table-cell>
          <table:table-cell table:formula="of:=[.$I$3] * ([.D30]/([.D30]+[.$I$4]))" office:value-type="float" office:value="0.579062713985025" calcext:value-type="float">
            <text:p>0.579062713985025</text:p>
          </table:table-cell>
          <table:table-cell table:formula="of:=FLOOR([.E30]/([.$I$3] / (POWER(2;[.$I$5]) - 1)))" office:value-type="float" office:value="718" calcext:value-type="float">
            <text:p>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B31]+273.15" office:value-type="float" office:value="343.15" calcext:value-type="float">
            <text:p>343.15</text:p>
          </table:table-cell>
          <table:table-cell table:formula="of:=10000*(EXP([.$I$2]*(1/[.C31] - 1/[.$C$22])))" office:value-type="float" office:value="1798.96795841021" calcext:value-type="float">
            <text:p>1798.96795841021</text:p>
          </table:table-cell>
          <table:table-cell table:formula="of:=[.$I$3] * ([.D31]/([.D31]+[.$I$4]))" office:value-type="float" office:value="0.503145214367849" calcext:value-type="float">
            <text:p>0.503145214367849</text:p>
          </table:table-cell>
          <table:table-cell table:formula="of:=FLOOR([.E31]/([.$I$3] / (POWER(2;[.$I$5]) - 1)))"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B32]+273.15" office:value-type="float" office:value="348.15" calcext:value-type="float">
            <text:p>348.15</text:p>
          </table:table-cell>
          <table:table-cell table:formula="of:=10000*(EXP([.$I$2]*(1/[.C32] - 1/[.$C$22])))" office:value-type="float" office:value="1528.04489498283" calcext:value-type="float">
            <text:p>1528.04489498283</text:p>
          </table:table-cell>
          <table:table-cell table:formula="of:=[.$I$3] * ([.D32]/([.D32]+[.$I$4]))" office:value-type="float" office:value="0.437415728285196" calcext:value-type="float">
            <text:p>0.437415728285196</text:p>
          </table:table-cell>
          <table:table-cell table:formula="of:=FLOOR([.E32]/([.$I$3] / (POWER(2;[.$I$5]) - 1)))" office:value-type="float" office:value="542" calcext:value-type="float">
            <text:p>5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B33]+273.15" office:value-type="float" office:value="353.15" calcext:value-type="float">
            <text:p>353.15</text:p>
          </table:table-cell>
          <table:table-cell table:formula="of:=10000*(EXP([.$I$2]*(1/[.C33] - 1/[.$C$22])))" office:value-type="float" office:value="1303.93543214629" calcext:value-type="float">
            <text:p>1303.93543214629</text:p>
          </table:table-cell>
          <table:table-cell table:formula="of:=[.$I$3] * ([.D33]/([.D33]+[.$I$4]))" office:value-type="float" office:value="0.380662730419164" calcext:value-type="float">
            <text:p>0.380662730419164</text:p>
          </table:table-cell>
          <table:table-cell table:formula="of:=FLOOR([.E33]/([.$I$3] / (POWER(2;[.$I$5]) - 1)))"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B34]+273.15" office:value-type="float" office:value="358.15" calcext:value-type="float">
            <text:p>358.15</text:p>
          </table:table-cell>
          <table:table-cell table:formula="of:=10000*(EXP([.$I$2]*(1/[.C34] - 1/[.$C$22])))" office:value-type="float" office:value="1117.63315385728" calcext:value-type="float">
            <text:p>1117.63315385728</text:p>
          </table:table-cell>
          <table:table-cell table:formula="of:=[.$I$3] * ([.D34]/([.D34]+[.$I$4]))" office:value-type="float" office:value="0.331742319312757" calcext:value-type="float">
            <text:p>0.331742319312757</text:p>
          </table:table-cell>
          <table:table-cell table:formula="of:=FLOOR([.E34]/([.$I$3] / (POWER(2;[.$I$5]) - 1)))"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B35]+273.15" office:value-type="float" office:value="363.15" calcext:value-type="float">
            <text:p>363.15</text:p>
          </table:table-cell>
          <table:table-cell table:formula="of:=10000*(EXP([.$I$2]*(1/[.C35] - 1/[.$C$22])))" office:value-type="float" office:value="962.024748029612" calcext:value-type="float">
            <text:p>962.024748029612</text:p>
          </table:table-cell>
          <table:table-cell table:formula="of:=[.$I$3] * ([.D35]/([.D35]+[.$I$4]))" office:value-type="float" office:value="0.289607234198988" calcext:value-type="float">
            <text:p>0.289607234198988</text:p>
          </table:table-cell>
          <table:table-cell table:formula="of:=FLOOR([.E35]/([.$I$3] / (POWER(2;[.$I$5]) - 1)))"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B36]+273.15" office:value-type="float" office:value="368.15" calcext:value-type="float">
            <text:p>368.15</text:p>
          </table:table-cell>
          <table:table-cell table:formula="of:=10000*(EXP([.$I$2]*(1/[.C36] - 1/[.$C$22])))" office:value-type="float" office:value="831.460969503175" calcext:value-type="float">
            <text:p>831.460969503175</text:p>
          </table:table-cell>
          <table:table-cell table:formula="of:=[.$I$3] * ([.D36]/([.D36]+[.$I$4]))" office:value-type="float" office:value="0.253319585149771" calcext:value-type="float">
            <text:p>0.253319585149771</text:p>
          </table:table-cell>
          <table:table-cell table:formula="of:=FLOOR([.E36]/([.$I$3] / (POWER(2;[.$I$5]) - 1)))"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37]+273.15" office:value-type="float" office:value="373.15" calcext:value-type="float">
            <text:p>373.15</text:p>
          </table:table-cell>
          <table:table-cell table:formula="of:=10000*(EXP([.$I$2]*(1/[.C37] - 1/[.$C$22])))" office:value-type="float" office:value="721.431412379895" calcext:value-type="float">
            <text:p>721.431412379895</text:p>
          </table:table-cell>
          <table:table-cell table:formula="of:=[.$I$3] * ([.D37]/([.D37]+[.$I$4]))" office:value-type="float" office:value="0.222052780947203" calcext:value-type="float">
            <text:p>0.222052780947203</text:p>
          </table:table-cell>
          <table:table-cell table:formula="of:=FLOOR([.E37]/([.$I$3] / (POWER(2;[.$I$5]) - 1)))"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[.B38]+273.15" office:value-type="float" office:value="378.15" calcext:value-type="float">
            <text:p>378.15</text:p>
          </table:table-cell>
          <table:table-cell table:formula="of:=10000*(EXP([.$I$2]*(1/[.C38] - 1/[.$C$22])))" office:value-type="float" office:value="628.31647960712" calcext:value-type="float">
            <text:p>628.31647960712</text:p>
          </table:table-cell>
          <table:table-cell table:formula="of:=[.$I$3] * ([.D38]/([.D38]+[.$I$4]))" office:value-type="float" office:value="0.195086812354701" calcext:value-type="float">
            <text:p>0.195086812354701</text:p>
          </table:table-cell>
          <table:table-cell table:formula="of:=FLOOR([.E38]/([.$I$3] / (POWER(2;[.$I$5]) - 1)))"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[.B39]+273.15" office:value-type="float" office:value="383.15" calcext:value-type="float">
            <text:p>383.15</text:p>
          </table:table-cell>
          <table:table-cell table:formula="of:=10000*(EXP([.$I$2]*(1/[.C39] - 1/[.$C$22])))" office:value-type="float" office:value="549.197121668708" calcext:value-type="float">
            <text:p>549.197121668708</text:p>
          </table:table-cell>
          <table:table-cell table:formula="of:=[.$I$3] * ([.D39]/([.D39]+[.$I$4]))" office:value-type="float" office:value="0.171799851742656" calcext:value-type="float">
            <text:p>0.171799851742656</text:p>
          </table:table-cell>
          <table:table-cell table:formula="of:=FLOOR([.E39]/([.$I$3] / (POWER(2;[.$I$5]) - 1)))"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[.B40]+273.15" office:value-type="float" office:value="388.15" calcext:value-type="float">
            <text:p>388.15</text:p>
          </table:table-cell>
          <table:table-cell table:formula="of:=10000*(EXP([.$I$2]*(1/[.C40] - 1/[.$C$22])))" office:value-type="float" office:value="481.708068268687" calcext:value-type="float">
            <text:p>481.708068268687</text:p>
          </table:table-cell>
          <table:table-cell table:formula="of:=[.$I$3] * ([.D40]/([.D40]+[.$I$4]))" office:value-type="float" office:value="0.151658166296291" calcext:value-type="float">
            <text:p>0.151658166296291</text:p>
          </table:table-cell>
          <table:table-cell table:formula="of:=FLOOR([.E40]/([.$I$3] / (POWER(2;[.$I$5]) - 1)))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[.B41]+273.15" office:value-type="float" office:value="393.15" calcext:value-type="float">
            <text:p>393.15</text:p>
          </table:table-cell>
          <table:table-cell table:formula="of:=10000*(EXP([.$I$2]*(1/[.C41] - 1/[.$C$22])))" office:value-type="float" office:value="423.923996623231" calcext:value-type="float">
            <text:p>423.923996623231</text:p>
          </table:table-cell>
          <table:table-cell table:formula="of:=[.$I$3] * ([.D41]/([.D41]+[.$I$4]))" office:value-type="float" office:value="0.134205620581064" calcext:value-type="float">
            <text:p>0.134205620581064</text:p>
          </table:table-cell>
          <table:table-cell table:formula="of:=FLOOR([.E41]/([.$I$3] / (POWER(2;[.$I$5]) - 1)))"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[.B42]+273.15" office:value-type="float" office:value="398.15" calcext:value-type="float">
            <text:p>398.15</text:p>
          </table:table-cell>
          <table:table-cell table:formula="of:=10000*(EXP([.$I$2]*(1/[.C42] - 1/[.$C$22])))" office:value-type="float" office:value="374.270783084319" calcext:value-type="float">
            <text:p>374.270783084319</text:p>
          </table:table-cell>
          <table:table-cell table:formula="of:=[.$I$3] * ([.D42]/([.D42]+[.$I$4]))" office:value-type="float" office:value="0.119053532532824" calcext:value-type="float">
            <text:p>0.119053532532824</text:p>
          </table:table-cell>
          <table:table-cell table:formula="of:=FLOOR([.E42]/([.$I$3] / (POWER(2;[.$I$5]) - 1)))"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[.B43]+273.15" office:value-type="float" office:value="403.15" calcext:value-type="float">
            <text:p>403.15</text:p>
          </table:table-cell>
          <table:table-cell table:formula="of:=10000*(EXP([.$I$2]*(1/[.C43] - 1/[.$C$22])))" office:value-type="float" office:value="331.455961495467" calcext:value-type="float">
            <text:p>331.455961495467</text:p>
          </table:table-cell>
          <table:table-cell table:formula="of:=[.$I$3] * ([.D43]/([.D43]+[.$I$4]))" office:value-type="float" office:value="0.105871299941805" calcext:value-type="float">
            <text:p>0.105871299941805</text:p>
          </table:table-cell>
          <table:table-cell table:formula="of:=FLOOR([.E43]/([.$I$3] / (POWER(2;[.$I$5]) - 1)))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[.B44]+273.15" office:value-type="float" office:value="408.15" calcext:value-type="float">
            <text:p>408.15</text:p>
          </table:table-cell>
          <table:table-cell table:formula="of:=10000*(EXP([.$I$2]*(1/[.C44] - 1/[.$C$22])))" office:value-type="float" office:value="294.413965919531" calcext:value-type="float">
            <text:p>294.413965919531</text:p>
          </table:table-cell>
          <table:table-cell table:formula="of:=[.$I$3] * ([.D44]/([.D44]+[.$I$4]))" office:value-type="float" office:value="0.0943779889511825" calcext:value-type="float">
            <text:p>0.094377988951183</text:p>
          </table:table-cell>
          <table:table-cell table:formula="of:=FLOOR([.E44]/([.$I$3] / (POWER(2;[.$I$5]) - 1)))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[.B45]+273.15" office:value-type="float" office:value="413.15" calcext:value-type="float">
            <text:p>413.15</text:p>
          </table:table-cell>
          <table:table-cell table:formula="of:=10000*(EXP([.$I$2]*(1/[.C45] - 1/[.$C$22])))" office:value-type="float" office:value="262.262811535185" calcext:value-type="float">
            <text:p>262.262811535185</text:p>
          </table:table-cell>
          <table:table-cell table:formula="of:=[.$I$3] * ([.D45]/([.D45]+[.$I$4]))" office:value-type="float" office:value="0.0843349360623752" calcext:value-type="float">
            <text:p>0.084334936062375</text:p>
          </table:table-cell>
          <table:table-cell table:formula="of:=FLOOR([.E45]/([.$I$3] / (POWER(2;[.$I$5]) - 1)))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[.B46]+273.15" office:value-type="float" office:value="418.15" calcext:value-type="float">
            <text:p>418.15</text:p>
          </table:table-cell>
          <table:table-cell table:formula="of:=10000*(EXP([.$I$2]*(1/[.C46] - 1/[.$C$22])))" office:value-type="float" office:value="234.269668383755" calcext:value-type="float">
            <text:p>234.269668383755</text:p>
          </table:table-cell>
          <table:table-cell table:formula="of:=[.$I$3] * ([.D46]/([.D46]+[.$I$4]))" office:value-type="float" office:value="0.0755393331147666" calcext:value-type="float">
            <text:p>0.075539333114767</text:p>
          </table:table-cell>
          <table:table-cell table:formula="of:=FLOOR([.E46]/([.$I$3] / (POWER(2;[.$I$5]) - 1)))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[.B47]+273.15" office:value-type="float" office:value="423.15" calcext:value-type="float">
            <text:p>423.15</text:p>
          </table:table-cell>
          <table:table-cell table:formula="of:=10000*(EXP([.$I$2]*(1/[.C47] - 1/[.$C$22])))" office:value-type="float" office:value="209.823381941669" calcext:value-type="float">
            <text:p>209.823381941669</text:p>
          </table:table-cell>
          <table:table-cell table:formula="of:=[.$I$3] * ([.D47]/([.D47]+[.$I$4]))" office:value-type="float" office:value="0.0678187207069813" calcext:value-type="float">
            <text:p>0.067818720706981</text:p>
          </table:table-cell>
          <table:table-cell table:formula="of:=FLOOR([.E47]/([.$I$3] / (POWER(2;[.$I$5]) - 1)))" office:value-type="float" office:value="84" calcext:value-type="float">
            <text:p>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29T11:16:02.201356156</meta:creation-date>
    <dc:date>2019-12-29T11:49:50.456155541</dc:date>
    <meta:editing-duration>PT23M37S</meta:editing-duration>
    <meta:editing-cycles>4</meta:editing-cycles>
    <meta:generator>LibreOffice/6.3.4.2.0$Linux_X86_64 LibreOffice_project/1e2df71cb6a569bbaaffb70308950743964880ae</meta:generator>
    <meta:document-statistic meta:table-count="1" meta:cell-count="238" meta:object-count="0"/>
  </office:meta>
</office:document-meta>
</file>